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4.14866666666667cm"/>
    </style:style>
    <style:style style:name="co3" style:family="table-column">
      <style:table-column-properties fo:break-before="auto" style:column-width="4.000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3.5771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37066666666667cm"/>
    </style:style>
    <style:style style:name="co11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Xian Pan (Dreamaer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Iván Escuín Gonzál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Hector Ninian Herrmann Triviño (HNHerrman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Mañas Vido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Jorge Chato Astrain (651348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Miguel Bolsa Marquina (69874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ngel Poc López (696295, muxito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lvaro Fuentemilla Martínez(699678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1">
            <text:p>Victor Delgado Alejandre(699701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1">
            <text:p>David Márquez Calavia (700940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ol Shaw</text:p>
          </table:table-cell>
          <table:table-cell office:value-type="string" table:style-name="ce1">
            <text:p>Alberto Gómez Climente (698683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ol Shaw</text:p>
          </table:table-cell>
          <table:table-cell office:value-type="string" table:style-name="ce1">
            <text:p>Beatriz Martinez Andelo(Bea95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ol Shaw</text:p>
          </table:table-cell>
          <table:table-cell office:value-type="string" table:style-name="ce1">
            <text:p>Óscar León Barbed Pérez (LeonBP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1">
            <text:p>Fernando del Molino Bello(702086, ferdelmo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ce Hopper</text:p>
          </table:table-cell>
          <table:table-cell office:value-type="string" table:style-name="ce1">
            <text:p>Víctor Labrador Ortiga (701658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arol Shaw</text:p>
          </table:table-cell>
          <table:table-cell office:value-type="string" table:style-name="ce1">
            <text:p>Iván Esteban Gallego (679847)</text:p>
          </table:table-cell>
          <table:table-cell table:number-columns-repeated="16382"/>
        </table:table-row>
        <table:table-row table:number-rows-repeated="1048535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9" table:number-columns-repeated="1023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9" table:number-columns-repeated="1023" table:default-cell-style-name="ce1"/>
        <table:table-column table:style-name="co10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ictor</meta:initial-creator>
    <dc:creator>iván Esteban</dc:creator>
    <meta:creation-date>2017-03-02T13:10:56Z</meta:creation-date>
    <dc:date>2017-03-15T12:27:46Z</dc:date>
    <meta:editing-cycles>12</meta:editing-cycles>
    <meta:editing-duration>PT356S</meta:editing-duration>
    <meta:user-defined meta:name="Info 1"/>
    <meta:user-defined meta:name="Info 2"/>
    <meta:user-defined meta:name="Info 3"/>
    <meta:user-defined meta:name="Info 4"/>
  </office:meta>
</office:document-meta>
</file>